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712" officeooo:paragraph-rsid="000a1712"/>
    </style:style>
    <style:style style:name="P2" style:family="paragraph" style:parent-style-name="Standard">
      <style:text-properties officeooo:rsid="000beeab" officeooo:paragraph-rsid="000beeab"/>
    </style:style>
    <style:style style:name="P3" style:family="paragraph" style:parent-style-name="Standard">
      <style:text-properties officeooo:rsid="000d8025" officeooo:paragraph-rsid="000d8025"/>
    </style:style>
    <style:style style:name="P4" style:family="paragraph" style:parent-style-name="Standard">
      <style:text-properties officeooo:rsid="000e6a46" officeooo:paragraph-rsid="000e6a46"/>
    </style:style>
    <style:style style:name="P5" style:family="paragraph" style:parent-style-name="Standard">
      <style:text-properties officeooo:rsid="0010043f" officeooo:paragraph-rsid="00100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Le diagramme uml précédent représente une liste chainée</text:p>
      <text:p text:style-name="P2">3)</text:p>
      <text:p text:style-name="P2">fun empiler(element : E)</text:p>
      <text:p text:style-name="P2">var nouv = cellule(element,debut)</text:p>
      <text:p text:style-name="P2">debut = nouv</text:p>
      <text:p text:style-name="P3">4)</text:p>
      <text:p text:style-name="P3"/>
      <text:p text:style-name="P3">fun depiler() = {</text:p>
      <text:p text:style-name="P3">if(debut == null) return no such exception</text:p>
      <text:p text:style-name="P3">var a = debut.valeur</text:p>
      <text:p text:style-name="P3">debut = debut.suivant</text:p>
      <text:p text:style-name="P3">return a</text:p>
      <text:p text:style-name="P3">5) </text:p>
      <text:p text:style-name="P3">fun index(element : E) : int {</text:p>
      <text:p text:style-name="P3">fun count : Int  = o</text:p>
      <text:p text:style-name="P3">var now : cellule = debut</text:p>
      <text:p text:style-name="P3">while (now!=null){</text:p>
      <text:p text:style-name="P3">if (now.valeurs() == element){</text:p>
      <text:p text:style-name="P3">return count</text:p>
      <text:p text:style-name="P3">}else{</text:p>
      <text:p text:style-name="P3">now = now.suivant</text:p>
      <text:p text:style-name="P3">count++</text:p>
      <text:p text:style-name="P3">}</text:p>
      <text:p text:style-name="P3">return -1</text:p>
      <text:p text:style-name="P3"/>
      <text:p text:style-name="P3">}</text:p>
      <text:p text:style-name="P4">6)</text:p>
      <text:p text:style-name="P5">fun inserer(index :Int, element : E) :</text:p>
      <text:p text:style-name="P5">var count = 0</text:p>
      <text:p text:style-name="P5">var now:celulle= debut</text:p>
      <text:p text:style-name="P5">while ccount!=index</text:p>
      <text:p text:style-name="P5">if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3:39:24.556361269</meta:creation-date>
    <dc:date>2026-04-02T17:48:51.697120119</dc:date>
    <meta:editing-duration>PT3H6M13S</meta:editing-duration>
    <meta:editing-cycles>1</meta:editing-cycles>
    <meta:document-statistic meta:table-count="0" meta:image-count="0" meta:object-count="0" meta:page-count="1" meta:paragraph-count="30" meta:word-count="97" meta:character-count="515" meta:non-whitespace-character-count="445"/>
    <meta:generator>LibreOffice/26.2.1.2$Linux_X86_64 LibreOffice_project/8399f6259d8c87f40e7255cdb3c9b958f5e08948</meta:generator>
  </office:meta>
</office:document-meta>
</file>